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3" style:family="paragraph" style:parent-style-name="Preformatted_20_Text">
      <style:paragraph-properties fo:text-align="end" style:justify-single-word="false"/>
      <style:text-properties fo:font-size="22pt" fo:language="es" fo:country="ES" style:font-size-asian="22pt" style:font-size-complex="22pt"/>
    </style:style>
    <style:style style:name="P4" style:family="paragraph" style:parent-style-name="Preformatted_20_Text">
      <style:text-properties fo:language="es" fo:country="ES"/>
    </style:style>
    <style:style style:name="P5" style:family="paragraph" style:parent-style-name="Preformatted_20_Text">
      <style:text-properties fo:font-size="12pt" fo:language="es" fo:country="ES" style:font-size-asian="12pt" style:font-size-complex="12pt"/>
    </style:style>
    <style:style style:name="P6" style:family="paragraph" style:parent-style-name="Preformatted_20_Text">
      <style:text-properties fo:font-size="12pt" fo:language="es" fo:country="ES" style:text-underline-style="solid" style:text-underline-width="auto" style:text-underline-color="font-color" style:font-size-asian="12pt" style:font-size-complex="12pt"/>
    </style:style>
    <style:style style:name="P7" style:family="paragraph" style:parent-style-name="Preformatted_20_Text">
      <style:text-properties fo:font-size="12pt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fo:font-size="36pt" fo:language="es" fo:country="ES" style:font-size-asian="36pt" style:font-size-complex="36pt"/>
    </style:style>
    <style:style style:name="P9" style:family="paragraph" style:parent-style-name="Preformatted_20_Text">
      <style:paragraph-properties fo:text-align="center" style:justify-single-word="false"/>
      <style:text-properties fo:font-size="24pt" fo:language="es" fo:country="ES" style:font-size-asian="24pt" style:font-size-complex="24pt"/>
    </style:style>
    <style:style style:name="P10" style:family="paragraph" style:parent-style-name="Preformatted_20_Text">
      <style:text-properties fo:font-size="12pt" fo:language="es" fo:country="ES" style:font-size-asian="12pt" style:font-size-complex="12pt"/>
    </style:style>
    <style:style style:name="P11" style:family="paragraph" style:parent-style-name="Text_20_body">
      <style:text-properties fo:language="es" fo:country="ES"/>
    </style:style>
    <style:style style:name="P12" style:family="paragraph" style:parent-style-name="Text_20_body">
      <style:text-properties fo:language="es" fo:country="ES" style:text-underline-style="solid" style:text-underline-width="auto" style:text-underline-color="font-color"/>
    </style:style>
    <style:style style:name="P13" style:family="paragraph" style:parent-style-name="Text_20_body">
      <style:paragraph-properties fo:margin-top="0cm" fo:margin-bottom="0cm"/>
    </style:style>
    <style:style style:name="P14" style:family="paragraph">
      <style:text-properties fo:language="es" fo:country="ES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/>
    </style:style>
    <style:style style:name="T6" style:family="text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Diseño de Video Juegos I</text:p>
      <text:p text:style-name="P4"/>
      <text:p text:style-name="P4"/>
      <text:p text:style-name="P4"/>
      <text:p text:style-name="P4"/>
      <text:p text:style-name="P4"/>
      <text:p text:style-name="P4"/>
      <text:p text:style-name="P1">Level 5 - Actividad 2</text:p>
      <text:p text:style-name="P1"/>
      <text:p text:style-name="P9">Temática y Audiencia Nucleo</text:p>
      <text:p text:style-name="P4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Oscar Sánchez</text:p>
      <text:p text:style-name="P4"/>
      <text:p text:style-name="P11"><text:soft-page-break/><text:span text:style-name="T5">Juego #1:</text:span> SpellBlazer<text:line-break/><text:a xlink:type="simple" xlink:href="http://www.kongregate.com/games/rapaxus/spellblazer"><text:span text:style-name="T6">http://www.kongregate.com/games/rapaxus/spellblazer</text:span></text:a></text:p>
      <text:p text:style-name="P11"><text:span text:style-name="T6"/></text:p>
      <text:p text:style-name="P12">Temática:</text:p>
      <text:p text:style-name="P11">Eres el personaje de una tierra lejana de aspecto medieval en la cual habitan magos, dragones y gigantes. Tienes una misión la cual es recorrer un mapa desde un punto de partida hasta un punto de llegada en el cual podes elegir caminos alternativos. Te enfrentaras a enemigos los cuales deberás derrotar para seguir avanzando.</text:p>
      <text:p text:style-name="P11">Para los enfrentamientos tendrás la posibilidad de elegir entre 3 elementos de los cuales 3 son <text:s/>poderes y 1 es vitalidad. Con ellos deberás jugar por turnos al match 3.</text:p>
      <text:p text:style-name="P11"/>
      <text:p text:style-name="P11"><text:span text:style-name="T4">Tema</text:span>: Medieval Fantástico.</text:p>
      <text:p text:style-name="P11"><text:span text:style-name="T4">Mecánica base</text:span>: Elegir 3 poderes y jugar por turnos al Match 3.</text:p>
      <text:p text:style-name="P11"/>
      <text:p text:style-name="P12">Audiencia Nucleo:</text:p>
      <text:p text:style-name="P11">Edad: a partir de los 8 años.</text:p>
      <text:p text:style-name="P11">Genero: Ambos.</text:p>
      <text:p text:style-name="P11">Plataforma: Web. </text:p>
      <text:p text:style-name="P11">Contexto de uso: Casual.</text:p>
      <text:p text:style-name="P11"><text:span text:style-name="T6"/></text:p>
      <text:p text:style-name="P13"><text:span text:style-name="T5">Juego #2:</text:span> Club Penguin<text:line-break/><text:a xlink:type="simple" xlink:href="http://www.clubpenguin.com/"><text:span text:style-name="T6">http://www.clubpenguin.com/</text:span></text:a></text:p>
      <text:p text:style-name="P4"/>
      <text:p text:style-name="P5"><text:span text:style-name="T4">Temática</text:span>: </text:p>
      <text:p text:style-name="P5">Es una plataforma de contenido seguro diseñado a medida para los niños. La misma posee actividades. Estas pueden ser:</text:p>
      <text:p text:style-name="P5"><text:s/>- Mini-juegos.</text:p>
      <text:p text:style-name="P5"><text:s/>- Chatear con otros niños.</text:p>
      <text:p text:style-name="P5">El niño elije un avatar con la figura de un pingüino el cual puede ser modificado a gusto.</text:p>
      <text:p text:style-name="P5">El niño debe recorrer un mapa en el cual hay lugares a modo de negocios en los cuales se puede ingresar, jugar a juegos, comprar mascotas o cosas para su avatar. </text:p>
      <text:p text:style-name="P5"/>
      <text:p text:style-name="P5"><text:span text:style-name="T4">Tema</text:span>: Ciudad del polo sur en la cual habitan pinguinos.</text:p>
      <text:p text:style-name="P5"/>
      <text:p text:style-name="P5"/>
      <text:p text:style-name="P5"><text:span text:style-name="T4">Audiencia Nucleo</text:span>:</text:p>
      <text:p text:style-name="P5">Edad: 5 – 12 años</text:p>
      <text:p text:style-name="P5">Genero: Ambos.</text:p>
      <text:p text:style-name="P5">Plataforma: Web.</text:p>
      <text:p text:style-name="P5">Contexto de uso: En el hogar con alguna supervision de los padres.</text:p>
      <text:p text:style-name="P5">Necesidades Puntuales: Un lugar donde interaccionar y sociabilizar con contenido a medida y seguro.</text:p>
      <text:p text:style-name="P5">Aspiraciones: Jugar, divertirse y encontrar amigos.</text:p>
      <text:p text:style-name="P5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1-07T00:03:54.63</dc:date>
    <meta:editing-duration>PT1H37M43S</meta:editing-duration>
    <meta:editing-cycles>29</meta:editing-cycles>
    <meta:document-statistic meta:table-count="0" meta:image-count="0" meta:object-count="0" meta:page-count="2" meta:paragraph-count="30" meta:word-count="272" meta:character-count="1657"/>
  </office:meta>
</office:document-meta>
</file>